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L2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11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ct Arimaa – CR10 : Wednesday, November, 19<text:span text:style-name="T1">th</text:span> </text:p>
      <text:p text:style-name="P7">Presents : Everyone, with Nikos <text:span text:style-name="T2">Parlavantzas and Christian Raymond</text:span></text:p>
      <text:h text:style-name="P1" text:outline-level="1">Order of business :</text:h>
      <text:list xml:id="list8928038855536080103" text:style-name="L1">
        <text:list-item>
          <text:p text:style-name="P11">Comments on the second report</text:p>
        </text:list-item>
      </text:list>
      <text:p text:style-name="P4"/>
      <text:h text:style-name="P1" text:outline-level="1">Information :</text:h>
      <text:list xml:id="list4972096882135197411" text:style-name="L2">
        <text:list-item>
          <text:p text:style-name="P9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p text:style-name="P6">OpenMP report part<text:tab/><text:tab/><text:tab/><text:tab/><text:tab/><text:tab/><text:tab/>Benoit<text:tab/>and Baptiste<text:tab/>11/19</text:p>
      <text:p text:style-name="P6">MCTS report part<text:tab/><text:tab/><text:tab/><text:tab/><text:tab/><text:tab/><text:tab/>Benoit<text:tab/><text:tab/><text:tab/>11/19</text:p>
      <text:p text:style-name="P6">MPI report part<text:tab/><text:tab/><text:tab/><text:tab/><text:tab/><text:tab/><text:tab/>Mikail<text:tab/><text:tab/><text:tab/>11/19</text:p>
      <text:p text:style-name="P6">Parallelization method report part<text:tab/><text:tab/><text:tab/><text:tab/><text:tab/>Mikail<text:tab/><text:tab/><text:tab/>11/19</text:p>
      <text:p text:style-name="P6">OpenAcc report part<text:tab/><text:tab/><text:tab/><text:tab/><text:tab/><text:tab/><text:tab/>Baptiste<text:tab/><text:tab/>11/19</text:p>
      <text:p text:style-name="P6">Behaviour of the game report part<text:tab/><text:tab/><text:tab/><text:tab/><text:tab/>Gabriel<text:tab/><text:tab/>11/19</text:p>
      <text:p text:style-name="P6">General Architecture review<text:tab/><text:tab/><text:tab/><text:tab/><text:tab/><text:tab/>Gabriel<text:tab/><text:tab/>11/19</text:p>
      <text:p text:style-name="P6">Conclusion report part<text:tab/><text:tab/><text:tab/><text:tab/><text:tab/><text:tab/>Gabriel<text:tab/><text:tab/>11/19</text:p>
      <text:p text:style-name="P6">Input/Output report part<text:tab/><text:tab/><text:tab/><text:tab/><text:tab/><text:tab/>Dan<text:tab/><text:tab/><text:tab/>11/19</text:p>
      <text:p text:style-name="P6">Introduction report part<text:tab/><text:tab/><text:tab/><text:tab/><text:tab/><text:tab/>Dan<text:tab/><text:tab/><text:tab/>11/19</text:p>
      <text:p text:style-name="P6">Abstract report part<text:tab/><text:tab/><text:tab/><text:tab/><text:tab/><text:tab/><text:tab/>Prateek<text:tab/><text:tab/>11/19</text:p>
      <text:p text:style-name="P6">API report part<text:tab/><text:tab/><text:tab/><text:tab/><text:tab/><text:tab/><text:tab/>Prateek<text:tab/><text:tab/>11/19<text:tab/><text:tab/></text:p>
      <text:p text:style-name="P6">First draft of the report<text:tab/><text:tab/><text:tab/><text:tab/><text:tab/><text:tab/>Everyone<text:tab/><text:tab/>11/19</text:p>
      <text:p text:style-name="P6">Last draft of the report<text:tab/><text:tab/><text:tab/><text:tab/><text:tab/><text:tab/>Everyone<text:tab/><text:tab/>11/26</text:p>
      <text:p text:style-name="P6">Due date for the report<text:tab/><text:tab/><text:tab/><text:tab/><text:tab/><text:tab/>Dan<text:tab/><text:tab/><text:tab/>11/27</text:p>
      <text:p text:style-name="P6">OpenMP implementation<text:tab/><text:tab/><text:tab/><text:tab/><text:tab/><text:tab/>Not decided<text:tab/>Begin after 11/19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1/2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16T17:25:40.17</dc:date>
    <dc:creator>Dan </dc:creator>
    <meta:editing-duration>PT20H5M44S</meta:editing-duration>
    <meta:editing-cycles>451</meta:editing-cycles>
    <meta:generator>OpenOffice/4.1.1$Win32 OpenOffice.org_project/411m6$Build-9775</meta:generator>
    <meta:document-statistic meta:table-count="0" meta:image-count="0" meta:object-count="0" meta:page-count="1" meta:paragraph-count="25" meta:word-count="137" meta:character-count="999"/>
  </office:meta>
</office:document-meta>
</file>